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6d0" officeooo:paragraph-rsid="000486d0"/>
    </style:style>
    <style:style style:name="P2" style:family="paragraph" style:parent-style-name="Standard">
      <style:text-properties officeooo:paragraph-rsid="000486d0"/>
    </style:style>
    <style:style style:name="P3" style:family="paragraph" style:parent-style-name="Standard">
      <style:text-properties fo:font-style="italic" officeooo:rsid="000486d0" officeooo:paragraph-rsid="000486d0" style:font-style-asian="italic" style:font-style-complex="italic"/>
    </style:style>
    <style:style style:name="P4" style:family="paragraph" style:parent-style-name="Standard">
      <style:text-properties fo:font-style="italic" officeooo:rsid="00064342" officeooo:paragraph-rsid="00064342" style:font-style-asian="italic" style:font-style-complex="italic"/>
    </style:style>
    <style:style style:name="P5" style:family="paragraph" style:parent-style-name="Standard">
      <style:text-properties fo:font-style="italic" officeooo:rsid="00064342" officeooo:paragraph-rsid="000738bc" style:font-style-asian="italic" style:font-style-complex="italic"/>
    </style:style>
    <style:style style:name="P6" style:family="paragraph" style:parent-style-name="Standard">
      <style:text-properties fo:font-style="italic" officeooo:rsid="000738bc" officeooo:paragraph-rsid="000738bc" style:font-style-asian="italic" style:font-style-complex="italic"/>
    </style:style>
    <style:style style:name="P7" style:family="paragraph" style:parent-style-name="Standard">
      <style:text-properties fo:font-style="normal" officeooo:rsid="000486d0" officeooo:paragraph-rsid="000486d0" style:font-style-asian="normal" style:font-style-complex="normal"/>
    </style:style>
    <style:style style:name="P8" style:family="paragraph" style:parent-style-name="Standard">
      <style:text-properties fo:font-style="normal" officeooo:paragraph-rsid="000486d0" style:font-style-asian="normal" style:font-style-complex="normal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486d0" officeooo:paragraph-rsid="000486d0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tyle="italic" officeooo:rsid="000486d0" officeooo:paragraph-rsid="000486d0" style:font-style-asian="italic" style:font-style-complex="italic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tyle="italic" officeooo:rsid="00064342" officeooo:paragraph-rsid="00064342" style:font-style-asian="italic" style:font-style-complex="italic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tyle="italic" officeooo:rsid="00064342" officeooo:paragraph-rsid="000738bc" style:font-style-asian="italic" style:font-style-complex="italic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tyle="italic" officeooo:rsid="000738bc" officeooo:paragraph-rsid="000738bc" style:font-style-asian="italic" style:font-style-complex="italic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tyle="normal" officeooo:rsid="000486d0" officeooo:paragraph-rsid="000486d0" style:font-style-asian="normal" style:font-style-complex="normal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0486d0" officeooo:paragraph-rsid="000486d0" style:font-style-asian="italic" style:font-style-complex="italic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064342" officeooo:paragraph-rsid="00064342" style:font-style-asian="italic" style:font-style-complex="italic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064342" officeooo:paragraph-rsid="000738bc" style:font-style-asian="italic" style:font-style-complex="italic"/>
    </style:style>
    <style:style style:name="P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0738bc" officeooo:paragraph-rsid="000738bc" style:font-style-asian="italic" style:font-style-complex="italic"/>
    </style:style>
    <style:style style:name="P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486d0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64342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738bc"/>
    </style:style>
    <style:style style:name="T1" style:family="text">
      <style:text-properties officeooo:rsid="000486d0"/>
    </style:style>
    <style:style style:name="T2" style:family="text">
      <style:text-properties fo:font-style="italic" officeooo:rsid="000486d0" style:font-style-asian="italic" style:font-style-complex="italic"/>
    </style:style>
    <style:style style:name="T3" style:family="text">
      <style:text-properties fo:font-style="italic" officeooo:rsid="00064342" style:font-style-asian="italic" style:font-style-complex="italic"/>
    </style:style>
    <style:style style:name="T4" style:family="text">
      <style:text-properties fo:font-style="italic" officeooo:rsid="000738bc" style:font-style-asian="italic" style:font-style-complex="italic"/>
    </style:style>
    <style:style style:name="T5" style:family="text">
      <style:text-properties officeooo:rsid="00064342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738bc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0486d0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officeooo:rsid="00064342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officeooo:rsid="000738bc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0738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9"/>
      <text:p text:style-name="P19"><text:span text:style-name="T2">Scenario names<text:tab/></text:span><text:span text:style-name="T9"> groupCreation, member</text:span><text:span text:style-name="T10">Management</text:span></text:p>
      <text:p text:style-name="P3">Participating actor<text:tab/> <text:span text:style-name="T8">alice: Instructor or TA</text:span></text:p>
      <text:p text:style-name="P15">instances<text:tab/><text:tab/> </text:p>
      <text:p text:style-name="P2">Flow of <text:span text:style-name="T1">e</text:span>vents<text:tab/><text:span text:style-name="T6">1. Alice logs in to her dashboard.</text:span></text:p>
      <text:p text:style-name="P7"><text:tab/><text:tab/><text:tab/>2. Alice clicks the “Create New Group” button.</text:p>
      <text:p text:style-name="P7"><text:tab/><text:tab/><text:tab/>3. Alice enters the group name and selects initial students. </text:p>
      <text:p text:style-name="P7"><text:tab/><text:tab/><text:tab/>4. Alice sees the updated “Groups” screen.</text:p>
      <text:p text:style-name="P8"><text:span text:style-name="T1"><text:tab/><text:tab/><text:tab/>5. Alice clicks the “View Group” button.</text:span></text:p>
      <text:p text:style-name="P7"><text:tab/><text:tab/><text:tab/>6. Alice clicks the “Remove Member” button.</text:p>
      <text:p text:style-name="P7"><text:tab/><text:tab/><text:tab/>7. Alice clicks the “Add New Members” button.</text:p>
      <text:p text:style-name="P14"><text:tab/><text:tab/><text:tab/>8. Alice selects the students to add.</text:p>
      <text:p text:style-name="P3"/>
      <text:p text:style-name="P3"/>
      <text:p text:style-name="P10"/>
      <text:p text:style-name="P19"><text:span text:style-name="T2">Scenario names<text:tab/></text:span><text:span text:style-name="T10">assignmentCreation, assignmentManagement</text:span></text:p>
      <text:p text:style-name="P3">Participating actor<text:tab/><text:span text:style-name="T10">bob: Instructor</text:span></text:p>
      <text:p text:style-name="P15">instances</text:p>
      <text:p text:style-name="P3">Flow of events<text:tab/><text:tab/><text:span text:style-name="T5">1. Bob logs in to his dashboard.</text:span></text:p>
      <text:p text:style-name="P3"><text:tab/><text:tab/><text:tab/><text:span text:style-name="T5">2. Bob clicks the “Create New Assignment” button. </text:span></text:p>
      <text:p text:style-name="P3"><text:tab/><text:tab/><text:tab/><text:span text:style-name="T5">3. Bob enters the assignment name and description.</text:span></text:p>
      <text:p text:style-name="P3"><text:tab/><text:tab/><text:tab/><text:span text:style-name="T5">4. Bob sees the updated “Assignments” screen.</text:span></text:p>
      <text:p text:style-name="P3"><text:tab/><text:tab/><text:tab/><text:span text:style-name="T5">5. Bob clicks the “View Assignment” button.</text:span></text:p>
      <text:p text:style-name="P3"><text:tab/><text:tab/><text:tab/><text:span text:style-name="T5">6. Bob clicks the “Edit Assignment” button and changes assignment details.</text:span></text:p>
      <text:p text:style-name="P10"><text:tab/><text:tab/><text:tab/><text:span text:style-name="T5">7. Bob clicks the “Remove Assignment” button.</text:span></text:p>
      <text:p text:style-name="P3"/>
      <text:p text:style-name="P3"/>
      <text:p text:style-name="P10"/>
      <text:p text:style-name="P20"><text:span text:style-name="T3">Scenario names<text:tab/></text:span><text:span text:style-name="T10">assignmentSubmission, assignmentRemoval</text:span></text:p>
      <text:p text:style-name="P4">Participating actor<text:tab/><text:span text:style-name="T8">charlie: Student</text:span></text:p>
      <text:p text:style-name="P16">instances</text:p>
      <text:p text:style-name="P4">Flow of events<text:tab/><text:tab/><text:span text:style-name="T6">1. Charlie logs in to his dashboard.</text:span></text:p>
      <text:p text:style-name="P4"><text:span text:style-name="T6"><text:tab/><text:tab/><text:tab/>2. Charlie clicks the “Assignments” button.</text:span></text:p>
      <text:p text:style-name="P4"><text:span text:style-name="T6"><text:tab/><text:tab/><text:tab/>3. Charlie clicks the “View Assignment” button.</text:span></text:p>
      <text:p text:style-name="P4"><text:span text:style-name="T6"><text:tab/><text:tab/><text:tab/>4. Charlie clicks the “Submit Assignment” button and selects a file.</text:span></text:p>
      <text:p text:style-name="P4"><text:span text:style-name="T6"><text:tab/><text:tab/><text:tab/>5. Charlie sees the updated “Assignment” screen.</text:span></text:p>
      <text:p text:style-name="P11"><text:span text:style-name="T6"><text:tab/><text:tab/><text:tab/>6. Charlie clicks the “Remove Assignment” button.</text:span></text:p>
      <text:p text:style-name="P4"><text:span text:style-name="T6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/></text:p>
      <text:p text:style-name="P12"><text:span text:style-name="T6"/></text:p>
      <text:p text:style-name="P17">Scenario names<text:span text:style-name="T6"><text:tab/></text:span><text:span text:style-name="T12">assignmentReviewSubmission, assignmentReviewRemoval</text:span></text:p>
      <text:p text:style-name="P5">Participating actor<text:tab/><text:span text:style-name="T8">david: Instructor, TA or Student</text:span></text:p>
      <text:p text:style-name="P17">instances</text:p>
      <text:p text:style-name="P5">Flow of events<text:span text:style-name="T6"> <text:tab/>1. David logs in to his dashboard.</text:span></text:p>
      <text:p text:style-name="P5"><text:span text:style-name="T6"><text:tab/><text:tab/><text:tab/></text:span><text:span text:style-name="T7">2. David clicks the “Groups” button. (Instructor and TA only)</text:span></text:p>
      <text:p text:style-name="P5"><text:span text:style-name="T7"><text:tab/><text:tab/><text:tab/>3. David clicks the “View Group” button. (Instructor and TA only)</text:span></text:p>
      <text:p text:style-name="P5"><text:span text:style-name="T7"><text:tab/><text:tab/><text:tab/>4. David clicks the “Assignments” button.</text:span></text:p>
      <text:p text:style-name="P5"><text:span text:style-name="T7"><text:tab/><text:tab/><text:tab/>5. David clicks the “View Assignment” button.</text:span></text:p>
      <text:p text:style-name="P5"><text:span text:style-name="T7"><text:tab/><text:tab/><text:tab/>6. David clicks the “Add Review” button and enters his review.</text:span></text:p>
      <text:p text:style-name="P5"><text:span text:style-name="T7"><text:tab/><text:tab/><text:tab/>7. David sees his review on the screen, along with reviews made by others. <text:tab/><text:tab/><text:tab/> <text:s text:c="3"/>The username attached to the review has a specific color indicating account <text:tab/><text:tab/><text:tab/> <text:s text:c="3"/>type.</text:span></text:p>
      <text:p text:style-name="P12"><text:span text:style-name="T7"><text:tab/><text:tab/><text:tab/>8. David clicks the “Remove Review” button.</text:span></text:p>
      <text:p text:style-name="P5"><text:span text:style-name="T7"/></text:p>
      <text:p text:style-name="P5"><text:span text:style-name="T7"/></text:p>
      <text:p text:style-name="P12"><text:span text:style-name="T7"/></text:p>
      <text:p text:style-name="P18">Scenario names<text:tab/><text:span text:style-name="T12">peerReviewSubmission, peerReviewRemoval</text:span></text:p>
      <text:p text:style-name="P6">Participating actor<text:tab/><text:span text:style-name="T8">eve: Student</text:span></text:p>
      <text:p text:style-name="P18">instances</text:p>
      <text:p text:style-name="P6">Flow of events<text:tab/><text:tab/><text:span text:style-name="T6">1. Eve logs in to her dashboard.</text:span></text:p>
      <text:p text:style-name="P6"><text:span text:style-name="T6"><text:tab/><text:tab/><text:tab/>2. Eve clicks the “Submit Peer Review” button.</text:span></text:p>
      <text:p text:style-name="P6"><text:span text:style-name="T6"><text:tab/><text:tab/><text:tab/>3. Eve selects a fellow student with “Add Review” button.</text:span></text:p>
      <text:p text:style-name="P6"><text:span text:style-name="T6"><text:tab/><text:tab/><text:tab/>4. Eve selects a score out of 10 and adds a text based comment.</text:span></text:p>
      <text:p text:style-name="P13"><text:span text:style-name="T6"><text:tab/><text:tab/><text:tab/>5. Eve can remove a peer review by clicking the “Remove Review” button.</text:span></text:p>
      <text:p text:style-name="P6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4-19T15:13:04.073000000</dc:date>
    <meta:editing-duration>PT2M43S</meta:editing-duration>
    <meta:editing-cycles>3</meta:editing-cycles>
    <meta:document-statistic meta:table-count="0" meta:image-count="0" meta:object-count="0" meta:page-count="2" meta:paragraph-count="49" meta:word-count="364" meta:character-count="2457" meta:non-whitespace-character-count="2030"/>
  </office:meta>
</office:document-meta>
</file>